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993cm" svg:height="5.831cm" svg:x="6.857cm" svg:y="4.4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795cm" svg:height="3.726cm" svg:x="3.078cm" svg:y="16.36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3T10:46:38.361051563</meta:creation-date>
    <dc:date>2016-11-01T19:10:05.738562095</dc:date>
    <meta:editing-duration>P9DT8H7M29S</meta:editing-duration>
    <meta:editing-cycles>124</meta:editing-cycles>
    <meta:generator>LibreOffice/4.2.8.2$Linux_x86 LibreOffice_project/420m0$Build-2</meta:generator>
    <meta:document-statistic meta:object-count="2"/>
  </office:meta>
</office:document-meta>
</file>